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3" style:family="paragraph" style:parent-style-name="Standard" style:list-style-name="L5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4" style:family="paragraph" style:parent-style-name="Standard" style:list-style-name="L6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3">
      <style:paragraph-properties fo:margin-top="0in" fo:margin-bottom="0in" fo:text-align="center" style:justify-single-word="false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8" style:family="paragraph" style:parent-style-name="Text_20_body" style:list-style-name="L3">
      <style:paragraph-properties fo:margin-top="0in" fo:margin-bottom="0in" fo:text-align="center" style:justify-single-word="false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3">
        <text:list-header>
          <text:p text:style-name="P7"><text:span text:style-name="T1">Programming Languages: Principles and Paradigms</text:span></text:p>
          <text:p text:style-name="P7">12.2, 12.5, 12.9, 12.14</text:p>
        </text:list-header>
      </text:list>
      <text:p text:style-name="P1"/>
      <text:p text:style-name="P5">2.</text:p>
      <text:p text:style-name="P2">The operators and their precedence for C is already provided on p. 43, table 2.4</text:p>
      <text:p text:style-name="P2">Ada operators in ascending precedence:</text:p>
      <text:list text:style-name="L6">
        <text:list-item>
          <text:p text:style-name="P4">boolean</text:p>
        </text:list-item>
        <text:list-item>
          <text:p text:style-name="P4">relational</text:p>
        </text:list-item>
        <text:list-item>
          <text:p text:style-name="P4">add, subtract, concat</text:p>
        </text:list-item>
        <text:list-item>
          <text:p text:style-name="P4">negative, positive</text:p>
        </text:list-item>
        <text:list-item>
          <text:p text:style-name="P4">multiply, divide, mod</text:p>
        </text:list-item>
        <text:list-item>
          <text:p text:style-name="P4">power, not, absolute value</text:p>
        </text:list-item>
      </text:list>
      <text:p text:style-name="P2">Perl operator precedence, ascending:</text:p>
      <text:list text:style-name="L5">
        <text:list-item>
          <text:p text:style-name="P3">or xor</text:p>
        </text:list-item>
        <text:list-item>
          <text:p text:style-name="P3">and</text:p>
        </text:list-item>
        <text:list-item>
          <text:p text:style-name="P3">not</text:p>
        </text:list-item>
        <text:list-item>
          <text:p text:style-name="P3">list ops</text:p>
        </text:list-item>
        <text:list-item>
          <text:p text:style-name="P3">, =&gt;</text:p>
        </text:list-item>
        <text:list-item>
          <text:p text:style-name="P3">= += etc</text:p>
        </text:list-item>
        <text:list-item>
          <text:p text:style-name="P3">?:</text:p>
        </text:list-item>
        <text:list-item>
          <text:p text:style-name="P3">.. ...</text:p>
        </text:list-item>
        <text:list-item>
          <text:p text:style-name="P3">|| //</text:p>
        </text:list-item>
        <text:list-item>
          <text:p text:style-name="P3">&amp;&amp;</text:p>
        </text:list-item>
        <text:list-item>
          <text:p text:style-name="P3">| ^</text:p>
        </text:list-item>
        <text:list-item>
          <text:p text:style-name="P3">&amp;</text:p>
        </text:list-item>
        <text:list-item>
          <text:p text:style-name="P3">== etc</text:p>
        </text:list-item>
        <text:list-item>
          <text:p text:style-name="P3">&lt; &gt; etc</text:p>
        </text:list-item>
        <text:list-item>
          <text:p text:style-name="P3">unary ops</text:p>
        </text:list-item>
        <text:list-item>
          <text:p text:style-name="P3">&lt;&lt; &gt;&gt;</text:p>
        </text:list-item>
        <text:list-item>
          <text:p text:style-name="P3">+ - .</text:p>
        </text:list-item>
        <text:list-item>
          <text:p text:style-name="P3">* / % </text:p>
        </text:list-item>
        <text:list-item>
          <text:p text:style-name="P3">=~ !~</text:p>
        </text:list-item>
        <text:list-item>
          <text:p text:style-name="P3">! ~ unary + -</text:p>
        </text:list-item>
        <text:list-item>
          <text:p text:style-name="P3">**</text:p>
        </text:list-item>
        <text:list-item>
          <text:p text:style-name="P3">++ --</text:p>
        </text:list-item>
        <text:list-item>
          <text:p text:style-name="P3">-&gt;</text:p>
        </text:list-item>
      </text:list>
      <text:p text:style-name="P5"/>
      <text:p text:style-name="P5">5.</text:p>
      <text:p text:style-name="P2">ANSI C introduced function prototypes, a more capable preprocessor, and a modified syntax to parameter declarations </text:p>
      <text:p text:style-name="P2"/>
      <text:p text:style-name="P5">9.</text:p>
      <text:p text:style-name="P2">I did this in c++ (see my cnc_submitted file nqueens.cpp)</text:p>
      <text:p text:style-name="P2"/>
      <text:p text:style-name="P5"/>
      <text:p text:style-name="P6">14.</text:p>
      <text:p text:style-name="P2">Fibonacci sequence (not sure if this compiles):</text:p>
      <text:p text:style-name="P2">procedure fibonacci (n : int) is</text:p>
      <text:p text:style-name="P2"><text:tab/>if n = 0 then</text:p>
      <text:p text:style-name="P2"><text:tab/><text:tab/>return 0;</text:p>
      <text:p text:style-name="P2"><text:tab/>end if;</text:p>
      <text:p text:style-name="P2"><text:tab/>if n = 1 then</text:p>
      <text:p text:style-name="P2"><text:tab/><text:tab/>return 1;</text:p>
      <text:p text:style-name="P2"><text:tab/>end if;</text:p>
      <text:p text:style-name="P2"><text:tab/>declare x : int;</text:p>
      <text:p text:style-name="P2"><text:tab/>declare y : int;</text:p>
      <text:p text:style-name="P2"><text:tab/>x := 0;</text:p>
      <text:p text:style-name="P2"><text:tab/>y := 1;</text:p>
      <text:p text:style-name="P2"><text:tab/>z := 1;</text:p>
      <text:p text:style-name="P2"><text:tab/>for i in 0 .. n</text:p>
      <text:p text:style-name="P2"><text:tab/><text:tab/>y <text:s/>:= z</text:p>
      <text:p text:style-name="P2"><text:tab/><text:tab/>x := y</text:p>
      <text:p text:style-name="P2"><text:tab/><text:tab/>z := y + x</text:p>
      <text:p text:style-name="P2"><text:tab/>end loop;</text:p>
      <text:p text:style-name="P2"><text:tab/>return x;</text:p>
      <text:p text:style-name="P2">end fibonacci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.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3-09T19:15:03</meta:creation-date>
    <dc:date>2011-03-09T20:19:23</dc:date>
    <meta:editing-cycles>40</meta:editing-cycles>
    <meta:editing-duration>PT1H4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1" meta:word-count="157" meta:character-count="961"/>
  </office:meta>
</office:document-meta>
</file>